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87bef" officeooo:paragraph-rsid="00087bef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087bef" officeooo:paragraph-rsid="00091b9d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091b9d" officeooo:paragraph-rsid="00091b9d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0a4ca6" officeooo:paragraph-rsid="000a4ca6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c513b" officeooo:paragraph-rsid="000c513b"/>
    </style:style>
    <style:style style:name="P6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87bef" officeooo:paragraph-rsid="00087bef" style:font-size-asian="16pt" style:font-weight-asian="bold" style:font-size-complex="16pt" style:font-weight-complex="bold"/>
    </style:style>
    <style:style style:name="T1" style:family="text">
      <style:text-properties officeooo:rsid="00091b9d"/>
    </style:style>
    <style:style style:name="T2" style:family="text">
      <style:text-properties officeooo:rsid="000a4ca6"/>
    </style:style>
    <style:style style:name="T3" style:family="text">
      <style:text-properties officeooo:rsid="000ac722"/>
    </style:style>
    <style:style style:name="T4" style:family="text">
      <style:text-properties officeooo:rsid="000da5f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SSIGNMENT 7.2</text:p>
      <text:p text:style-name="P1"/>
      <text:list xml:id="list2024276503868048499" text:style-name="L1">
        <text:list-item>
          <text:p text:style-name="P2">There are a total of tasks in this assignment. They are listed as (a) to (e). So, correspon<text:span text:style-name="T1">d</text:span>ing to each task, 5 source files are created (task_a.pig, task_b.pig amd so on) <text:span text:style-name="T4">inside the “source” directory</text:span></text:p>
        </text:list-item>
        <text:list-item>
          <text:p text:style-name="P3">Each file was executed using the command “pig -x local task_&lt;x&gt;.pig” from within the sources directory. <text:span text:style-name="T2">For example, for task (a), the command was pig -x local task_a.pig</text:span></text:p>
        </text:list-item>
        <text:list-item>
          <text:p text:style-name="P4">For each task <text:span text:style-name="T3">there is a sub-directory inside the “output” directory as task_&lt;x&gt;. For example for task (a), there is a subdirectory called “task_a” inside the “output” directory</text:span></text:p>
        </text:list-item>
        <text:list-item>
          <text:p text:style-name="P5">Explanatory comments are added in the corresponding .pig file itself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16:32:19.643039825</meta:creation-date>
    <dc:date>2017-08-21T16:41:02.699230887</dc:date>
    <meta:editing-duration>PT8M42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5" meta:word-count="107" meta:character-count="634" meta:non-whitespace-character-count="536"/>
  </office:meta>
</office:document-meta>
</file>